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cc00cc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2cm" svg:y="10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cm" svg:height="0.4cm" draw:transform="rotate (-3.14159265358979) translate (10.201cm 10.514cm)" draw:kind="arc" draw:start-angle="154.98" draw:end-angle="13.12">
          <text:p/>
        </draw:ellipse>
        <draw:ellipse draw:style-name="gr5" draw:text-style-name="P3" draw:layer="layout" svg:width="0.4cm" svg:height="0.393cm" draw:transform="rotate (-3.14159265358979) translate (9.873cm 10.661cm)" draw:kind="arc" draw:start-angle="154.98" draw:end-angle="13.12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50:48.024871641</dc:date>
    <meta:editing-duration>PT58M27S</meta:editing-duration>
    <meta:editing-cycles>3</meta:editing-cycles>
    <meta:generator>LibreOffice/5.1.6.2$Linux_X86_64 LibreOffice_project/10m0$Build-2</meta:generator>
    <meta:document-statistic meta:object-count="6"/>
  </office:meta>
</office:document-meta>
</file>